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e90d1" officeooo:paragraph-rsid="000e90d1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10pt" officeooo:paragraph-rsid="000e90d1" style:font-size-asian="10pt" style:font-size-complex="10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use-window-font-color="true" style:font-name="Helvetica" fo:font-size="12pt" fo:font-weight="bold" officeooo:paragraph-rsid="000e90d1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use-window-font-color="true" style:font-name="Helvetica" fo:font-size="10pt" officeooo:paragraph-rsid="000e90d1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Helvetica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rridge &amp; Company Ltd</text:p>
      <text:p text:style-name="P5">Centre House,</text:p>
      <text:p text:style-name="P5">Court Parade Aldridge</text:p>
      <text:p text:style-name="P5">Walsall, WS9 8LT</text:p>
      <text:p text:style-name="P2"/>
      <text:p text:style-name="P2"/>
      <text:p text:style-name="P2"/>
      <text:p text:style-name="P4">Hoang Duy Tran, 21 Fox House, Maysoule Road, Battersea, London, SW11 2BX</text:p>
      <text:p text:style-name="P5">Phone: +44 7424 355 760</text:p>
      <text:p text:style-name="P4">E-mail: hoangduytran1960@googlemail.com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5.8cm" fo:margin-bottom="2cm" fo:margin-left="2.40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14T15:51:46.728320512</meta:creation-date>
    <meta:generator>LibreOffice/6.4.0.3$MacOSX_X86_64 LibreOffice_project/b0a288ab3d2d4774cb44b62f04d5d28733ac6df8</meta:generator>
    <dc:date>2020-02-14T15:58:36.981154927</dc:date>
    <meta:editing-duration>PT6M50S</meta:editing-duration>
    <meta:editing-cycles>3</meta:editing-cycles>
    <meta:document-statistic meta:table-count="0" meta:image-count="0" meta:object-count="0" meta:page-count="1" meta:paragraph-count="7" meta:word-count="31" meta:character-count="205" meta:non-whitespace-character-count="181"/>
  </office:meta>
</office:document-meta>
</file>